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0ca17" officeooo:paragraph-rsid="0000ca17"/>
    </style:style>
    <style:style style:name="P2" style:family="paragraph" style:parent-style-name="Standard" style:list-style-name="L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7971385" text:style-name="L1">
        <text:list-item>
          <text:p text:style-name="P2">bullet &amp; round-tri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Times New Roman" style:font-family-complex="'Times New Roman'" style:font-family-generic-complex="roman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1">
      <text:list-level-style-number text:level="1" text:style-name="Numbering_20_Symbols" loext:num-list-format="&gt;%1%&lt;" style:num-prefix="&gt;" style:num-suffix="&lt;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0ca17" officeooo:paragraph-rsid="0000ca17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hanging numbering to bullet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in Luth</meta:initial-creator>
    <meta:creation-date>2022-08-22T11:03:15.028651530</meta:creation-date>
    <dc:date>2022-08-22T11:33:10.927245667</dc:date>
    <dc:creator>Justin Luth</dc:creator>
    <meta:editing-duration>PT3M46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2" meta:word-count="8" meta:character-count="51" meta:non-whitespace-character-count="46"/>
  </office:meta>
</office:document-meta>
</file>